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paragraph-properties fo:margin-top="0in" fo:margin-bottom="0in" style:contextual-spacing="false"/>
      <style:text-properties fo:font-size="12pt" style:font-size-asian="12pt" style:font-size-complex="12pt"/>
    </style:style>
    <style:style style:name="P3" style:family="paragraph" style:parent-style-name="Text_20_body" style:list-style-name="L1">
      <style:text-properties fo:font-size="12pt" style:font-size-asian="12pt" style:font-size-complex="12pt"/>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text-properties fo:font-size="12pt" style:font-size-asian="12pt" style:font-size-complex="12pt"/>
    </style:style>
    <style:style style:name="P9" style:family="paragraph" style:parent-style-name="Text_20_body" style:list-style-name="L4">
      <style:text-properties fo:font-size="12pt" style:font-size-asian="12pt" style:font-size-complex="12pt"/>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text-properties fo:font-size="12pt" style:font-size-asian="12pt" style:font-size-complex="12pt"/>
    </style:style>
    <style:style style:name="P27" style:family="paragraph" style:parent-style-name="Text_20_body" style:list-style-name="L13">
      <style:text-properties fo:font-size="12pt" style:font-size-asian="12pt" style:font-size-complex="12pt"/>
    </style:style>
    <style:style style:name="P28" style:family="paragraph" style:parent-style-name="Text_20_body" style:list-style-name="L14">
      <style:paragraph-properties fo:margin-top="0in" fo:margin-bottom="0in" style:contextual-spacing="false"/>
      <style:text-properties fo:font-size="12pt" style:font-size-asian="12pt" style:font-size-complex="12pt"/>
    </style:style>
    <style:style style:name="P29" style:family="paragraph" style:parent-style-name="Text_20_body" style:list-style-name="L14">
      <style:text-properties fo:font-size="12pt" style:font-size-asian="12pt" style:font-size-complex="12pt"/>
    </style:style>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6">
      <style:paragraph-properties fo:margin-top="0in" fo:margin-bottom="0in" style:contextual-spacing="false"/>
      <style:text-properties fo:font-size="12pt" style:font-size-asian="12pt" style:font-size-complex="12pt"/>
    </style:style>
    <style:style style:name="P33" style:family="paragraph" style:parent-style-name="Text_20_body" style:list-style-name="L16">
      <style:text-properties fo:font-size="12pt" style:font-size-asian="12pt" style:font-size-complex="12pt"/>
    </style:style>
    <style:style style:name="P34" style:family="paragraph" style:parent-style-name="Text_20_body" style:list-style-name="L17">
      <style:paragraph-properties fo:margin-top="0in" fo:margin-bottom="0in" style:contextual-spacing="false"/>
      <style:text-properties fo:font-size="12pt" style:font-size-asian="12pt" style:font-size-complex="12pt"/>
    </style:style>
    <style:style style:name="P35" style:family="paragraph" style:parent-style-name="Text_20_body" style:list-style-name="L17">
      <style:text-properties fo:font-size="12pt" style:font-size-asian="12pt" style:font-size-complex="12pt"/>
    </style:style>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9">
      <style:paragraph-properties fo:margin-top="0in" fo:margin-bottom="0in" style:contextual-spacing="false"/>
      <style:text-properties fo:font-size="12pt" style:font-size-asian="12pt" style:font-size-complex="12pt"/>
    </style:style>
    <style:style style:name="P39" style:family="paragraph" style:parent-style-name="Text_20_body" style:list-style-name="L19">
      <style:text-properties fo:font-size="12pt" style:font-size-asian="12pt" style:font-size-complex="12pt"/>
    </style:style>
    <style:style style:name="P40" style:family="paragraph" style:parent-style-name="Text_20_body" style:list-style-name="L20">
      <style:paragraph-properties fo:margin-top="0in" fo:margin-bottom="0in" style:contextual-spacing="false"/>
      <style:text-properties fo:font-size="12pt" style:font-size-asian="12pt" style:font-size-complex="12pt"/>
    </style:style>
    <style:style style:name="P41" style:family="paragraph" style:parent-style-name="Text_20_body" style:list-style-name="L20">
      <style:text-properties fo:font-size="12pt" style:font-size-asian="12pt" style:font-size-complex="12pt"/>
    </style:style>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2">
      <style:paragraph-properties fo:margin-top="0in" fo:margin-bottom="0in" style:contextual-spacing="false"/>
      <style:text-properties fo:font-size="12pt" style:font-size-asian="12pt" style:font-size-complex="12pt"/>
    </style:style>
    <style:style style:name="P45" style:family="paragraph" style:parent-style-name="Text_20_body" style:list-style-name="L22">
      <style:text-properties fo:font-size="12pt" style:font-size-asian="12pt" style:font-size-complex="12pt"/>
    </style:style>
    <style:style style:name="P46" style:family="paragraph" style:parent-style-name="Text_20_body" style:list-style-name="L23">
      <style:paragraph-properties fo:margin-top="0in" fo:margin-bottom="0in" style:contextual-spacing="false"/>
      <style:text-properties fo:font-size="12pt" style:font-size-asian="12pt" style:font-size-complex="12pt"/>
    </style:style>
    <style:style style:name="P47" style:family="paragraph" style:parent-style-name="Text_20_body" style:list-style-name="L23">
      <style:text-properties fo:font-size="12pt" style:font-size-asian="12pt" style:font-size-complex="12pt"/>
    </style:style>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5">
      <style:paragraph-properties fo:margin-top="0in" fo:margin-bottom="0in" style:contextual-spacing="false"/>
      <style:text-properties fo:font-size="12pt" style:font-size-asian="12pt" style:font-size-complex="12pt"/>
    </style:style>
    <style:style style:name="P51" style:family="paragraph" style:parent-style-name="Text_20_body" style:list-style-name="L25">
      <style:text-properties fo:font-size="12pt" style:font-size-asian="12pt" style:font-size-complex="12pt"/>
    </style:style>
    <style:style style:name="P52" style:family="paragraph" style:parent-style-name="Text_20_body" style:list-style-name="L26">
      <style:paragraph-properties fo:margin-top="0in" fo:margin-bottom="0in" style:contextual-spacing="false"/>
      <style:text-properties fo:font-size="12pt" style:font-size-asian="12pt" style:font-size-complex="12pt"/>
    </style:style>
    <style:style style:name="P53" style:family="paragraph" style:parent-style-name="Text_20_body" style:list-style-name="L26">
      <style:text-properties fo:font-size="12pt" style:font-size-asian="12pt" style:font-size-complex="12pt"/>
    </style:style>
    <style:style style:name="P54" style:family="paragraph" style:parent-style-name="Text_20_body" style:list-style-name="L27">
      <style:paragraph-properties fo:margin-top="0in" fo:margin-bottom="0in" style:contextual-spacing="false"/>
      <style:text-properties fo:font-size="12pt" style:font-size-asian="12pt" style:font-size-complex="12pt"/>
    </style:style>
    <style:style style:name="P55" style:family="paragraph" style:parent-style-name="Text_20_body" style:list-style-name="L27">
      <style:text-properties fo:font-size="12pt" style:font-size-asian="12pt" style:font-size-complex="12pt"/>
    </style:style>
    <style:style style:name="P56" style:family="paragraph" style:parent-style-name="Text_20_body" style:list-style-name="L28">
      <style:paragraph-properties fo:margin-top="0in" fo:margin-bottom="0in" style:contextual-spacing="false"/>
      <style:text-properties fo:font-size="12pt" style:font-size-asian="12pt" style:font-size-complex="12pt"/>
    </style:style>
    <style:style style:name="P57" style:family="paragraph" style:parent-style-name="Text_20_body" style:list-style-name="L28">
      <style:text-properties fo:font-size="12pt" style:font-size-asian="12pt" style:font-size-complex="12pt"/>
    </style:style>
    <style:style style:name="P58" style:family="paragraph" style:parent-style-name="Text_20_body" style:list-style-name="L29">
      <style:paragraph-properties fo:margin-top="0in" fo:margin-bottom="0in" style:contextual-spacing="false"/>
      <style:text-properties fo:font-size="12pt" style:font-size-asian="12pt" style:font-size-complex="12pt"/>
    </style:style>
    <style:style style:name="P59" style:family="paragraph" style:parent-style-name="Text_20_body" style:list-style-name="L29">
      <style:text-properties fo:font-size="12pt" style:font-size-asian="12pt" style:font-size-complex="12pt"/>
    </style:style>
    <style:style style:name="P60" style:family="paragraph" style:parent-style-name="Text_20_body" style:list-style-name="L30">
      <style:paragraph-properties fo:margin-top="0in" fo:margin-bottom="0in" style:contextual-spacing="false"/>
    </style:style>
    <style:style style:name="P61" style:family="paragraph" style:parent-style-name="Text_20_body" style:list-style-name="L30"/>
    <style:style style:name="P62" style:family="paragraph" style:parent-style-name="Text_20_body" style:list-style-name="L31">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2">
      <style:paragraph-properties fo:margin-top="0in" fo:margin-bottom="0in" style:contextual-spacing="false"/>
    </style:style>
    <style:style style:name="P65" style:family="paragraph" style:parent-style-name="Text_20_body" style:list-style-name="L32"/>
    <style:style style:name="P66" style:family="paragraph" style:parent-style-name="Text_20_body" style:list-style-name="L33">
      <style:paragraph-properties fo:margin-top="0in" fo:margin-bottom="0in" style:contextual-spacing="false"/>
    </style:style>
    <style:style style:name="P67" style:family="paragraph" style:parent-style-name="Text_20_body" style:list-style-name="L33"/>
    <style:style style:name="P68" style:family="paragraph" style:parent-style-name="Text_20_body" style:list-style-name="L34">
      <style:paragraph-properties fo:margin-top="0in" fo:margin-bottom="0in" style:contextual-spacing="false"/>
    </style:style>
    <style:style style:name="P69" style:family="paragraph" style:parent-style-name="Text_20_body" style:list-style-name="L34"/>
    <style:style style:name="P70" style:family="paragraph" style:parent-style-name="Text_20_body" style:list-style-name="L35">
      <style:paragraph-properties fo:margin-top="0in" fo:margin-bottom="0in" style:contextual-spacing="false"/>
      <style:text-properties fo:font-size="12pt" style:font-size-asian="12pt" style:font-size-complex="12pt"/>
    </style:style>
    <style:style style:name="P71" style:family="paragraph" style:parent-style-name="Text_20_body" style:list-style-name="L35">
      <style:text-properties fo:font-size="12pt" style:font-size-asian="12pt" style:font-size-complex="12pt"/>
    </style:style>
    <style:style style:name="P72" style:family="paragraph" style:parent-style-name="Standard">
      <style:text-properties fo:font-size="12pt" style:font-size-asian="12pt" style:font-size-complex="12pt"/>
    </style:style>
    <style:style style:name="T1" style:family="text">
      <style:text-properties fo:font-size="12pt" officeooo:rsid="0019751a" style:font-size-asian="12pt" style:font-size-complex="12pt"/>
    </style:style>
    <style:style style:name="T2" style:family="text">
      <style:text-properties fo:font-size="12pt" style:font-size-asian="12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text:span><text:span text:style-name="T2">he </text:span><text:span text:style-name="Strong_20_Emphasis"><text:span text:style-name="T2">Internet of Things (IoT)</text:span></text:span><text:span text:style-name="T2"> has quickly grown into a powerful technology that links devices and systems across many fields. As we head toward </text:span><text:span text:style-name="Strong_20_Emphasis"><text:span text:style-name="T2">2025</text:span></text:span><text:span text:style-name="T2">, IoT is set to expand even further, bringing exciting new changes and opportunities.</text:span></text:p>
      <text:p text:style-name="Text_20_body"><text:span text:style-name="T2">This roadmap is here to help you start a rewarding career in </text:span><text:span text:style-name="Strong_20_Emphasis"><text:span text:style-name="T2">IoT development</text:span></text:span><text:span text:style-name="T2">. With a clear and structured guide, it aims to give you the core knowledge, skills, and resources you need to succeed in the fast-moving world of IoT.</text:span></text:p>
      <text:h text:style-name="Heading_20_5" text:outline-level="5"><text:span text:style-name="Strong_20_Emphasis"><text:span text:style-name="T2">Why Choose a Career in IoT?</text:span></text:span></text:h>
      <text:p text:style-name="P1">The IoT industry is growing rapidly, driven by new technology, better connectivity, and a wide range of applications—from smart homes to healthcare. This growth means there is a rising need for skilled IoT developers to create and manage smart solutions.</text:p>
      <text:h text:style-name="Heading_20_6" text:outline-level="6"><text:span text:style-name="Strong_20_Emphasis"><text:span text:style-name="T2">What This Roadmap Offers You</text:span></text:span></text:h>
      <text:p text:style-name="P1">By following this roadmap, you’ll be able to:</text:p>
      <text:list text:style-name="L1">
        <text:list-item>
          <text:p text:style-name="P2">Understand the basics of IoT and the main technologies behind it. </text:p>
        </text:list-item>
        <text:list-item>
          <text:p text:style-name="P2">Build essential skills in IoT programming, development, and data handling. </text:p>
        </text:list-item>
        <text:list-item>
          <text:p text:style-name="P2">Learn about various career paths within the IoT industry. </text:p>
        </text:list-item>
        <text:list-item>
          <text:p text:style-name="P2">Gain the knowledge needed to create successful IoT projects. </text:p>
        </text:list-item>
        <text:list-item>
          <text:p text:style-name="P3">Keep up-to-date with the latest IoT trends and best practices. </text:p>
        </text:list-item>
      </text:list>
      <text:p text:style-name="P1">This guide will take you step-by-step toward becoming a confident and capable IoT developer.</text:p>
      <text:h text:style-name="Heading_20_5" text:outline-level="5"><text:span text:style-name="Strong_20_Emphasis"><text:span text:style-name="T2">Understanding the Basics of IoT</text:span></text:span></text:h>
      <text:h text:style-name="Heading_20_6" text:outline-level="6"><text:span text:style-name="Strong_20_Emphasis"><text:span text:style-name="T2">What is IoT?</text:span></text:span></text:h>
      <text:p text:style-name="P1">The Internet of Things (IoT) is a network of connected physical devices—like vehicles, home gadgets, and appliances—that have sensors, software, and internet connections. These devices can collect and share data with each other, allowing for automation, remote monitoring, and control.</text:p>
      <text:h text:style-name="Heading_20_6" text:outline-level="6"><text:span text:style-name="Strong_20_Emphasis"><text:span text:style-name="T2">Core Parts of an IoT System:</text:span></text:span></text:h>
      <text:list text:style-name="L2">
        <text:list-item>
          <text:p text:style-name="P4"><text:span text:style-name="Strong_20_Emphasis"><text:span text:style-name="T2">Devices:</text:span></text:span><text:span text:style-name="T2"> Physical objects with sensors and connectivity modules. </text:span></text:p>
        </text:list-item>
        <text:list-item>
          <text:p text:style-name="P4"><text:span text:style-name="Strong_20_Emphasis"><text:span text:style-name="T2">Sensors:</text:span></text:span><text:span text:style-name="T2"> Devices that measure things like temperature, humidity, and motion. </text:span></text:p>
        </text:list-item>
        <text:list-item>
          <text:p text:style-name="P4"><text:span text:style-name="Strong_20_Emphasis"><text:span text:style-name="T2">Connectivity:</text:span></text:span><text:span text:style-name="T2"> Networks (like Wi-Fi, Bluetooth, and cellular) that allow devices to communicate with each other and with the internet. </text:span></text:p>
        </text:list-item>
        <text:list-item>
          <text:p text:style-name="P4"><text:span text:style-name="Strong_20_Emphasis"><text:span text:style-name="T2">Data:</text:span></text:span><text:span text:style-name="T2"> Information collected by sensors and shared through the network. </text:span></text:p>
        </text:list-item>
        <text:list-item>
          <text:p text:style-name="P5"><text:span text:style-name="Strong_20_Emphasis"><text:span text:style-name="T2">Cloud or Edge Computing:</text:span></text:span><text:span text:style-name="T2"> Platforms that store, analyze, and process IoT data. </text:span></text:p>
        </text:list-item>
      </text:list>
      <text:h text:style-name="Heading_20_6" text:outline-level="6"><text:span text:style-name="Strong_20_Emphasis"><text:span text:style-name="T2">Real-World Examples of IoT</text:span></text:span></text:h>
      <text:p text:style-name="P1">IoT is used across various fields:</text:p>
      <text:list text:style-name="L3">
        <text:list-item>
          <text:p text:style-name="P6"><text:span text:style-name="Strong_20_Emphasis"><text:span text:style-name="T2">Smart Homes:</text:span></text:span><text:span text:style-name="T2"> Devices control lights, temperature, security, and appliances. </text:span></text:p>
        </text:list-item>
        <text:list-item>
          <text:p text:style-name="P6"><text:span text:style-name="Strong_20_Emphasis"><text:span text:style-name="T2">Wearables:</text:span></text:span><text:span text:style-name="T2"> Smartwatches and fitness trackers monitor health and track activities. </text:span></text:p>
        </text:list-item>
        <text:list-item>
          <text:p text:style-name="P6"><text:span text:style-name="Strong_20_Emphasis"><text:span text:style-name="T2">Industrial IoT (IIoT):</text:span></text:span><text:span text:style-name="T2"> Sensors track equipment performance, optimize production, and improve efficiency in factories. </text:span></text:p>
        </text:list-item>
        <text:list-item>
          <text:p text:style-name="P6"><text:span text:style-name="Strong_20_Emphasis"><text:span text:style-name="T2">Smart Cities:</text:span></text:span><text:span text:style-name="T2"> IoT helps manage traffic, reduce waste, and conserve energy. </text:span></text:p>
        </text:list-item>
        <text:list-item>
          <text:p text:style-name="P7"><text:soft-page-break/><text:span text:style-name="Strong_20_Emphasis"><text:span text:style-name="T2">Agriculture:</text:span></text:span><text:span text:style-name="T2"> Sensors measure soil moisture and temperature to improve farming. </text:span></text:p>
        </text:list-item>
      </text:list>
      <text:h text:style-name="Heading_20_5" text:outline-level="5"><text:span text:style-name="Strong_20_Emphasis"><text:span text:style-name="T2">Role of an IoT Developer and Career Paths</text:span></text:span></text:h>
      <text:h text:style-name="Heading_20_6" text:outline-level="6"><text:span text:style-name="Strong_20_Emphasis"><text:span text:style-name="T2">What IoT Developers Do:</text:span></text:span><text:span text:style-name="T2"> IoT developers design, build, and maintain IoT systems. They:</text:span></text:h>
      <text:list text:style-name="L4">
        <text:list-item>
          <text:p text:style-name="P8">Create software and applications for IoT devices. </text:p>
        </text:list-item>
        <text:list-item>
          <text:p text:style-name="P8">Connect sensors and hardware components. </text:p>
        </text:list-item>
        <text:list-item>
          <text:p text:style-name="P8">Plan and build IoT architecture. </text:p>
        </text:list-item>
        <text:list-item>
          <text:p text:style-name="P8">Make sure data is secure and private. </text:p>
        </text:list-item>
        <text:list-item>
          <text:p text:style-name="P9">Analyze data collected from IoT devices. </text:p>
        </text:list-item>
      </text:list>
      <text:h text:style-name="Heading_20_6" text:outline-level="6"><text:span text:style-name="Strong_20_Emphasis"><text:span text:style-name="T2">Career Paths in IoT:</text:span></text:span></text:h>
      <text:list text:style-name="L5">
        <text:list-item>
          <text:p text:style-name="P10"><text:span text:style-name="Strong_20_Emphasis"><text:span text:style-name="T2">IoT Developer</text:span></text:span><text:span text:style-name="T2"> </text:span></text:p>
        </text:list-item>
        <text:list-item>
          <text:p text:style-name="P10"><text:span text:style-name="Strong_20_Emphasis"><text:span text:style-name="T2">IoT Architect</text:span></text:span><text:span text:style-name="T2"> </text:span></text:p>
        </text:list-item>
        <text:list-item>
          <text:p text:style-name="P10"><text:span text:style-name="Strong_20_Emphasis"><text:span text:style-name="T2">IoT Security Specialist</text:span></text:span><text:span text:style-name="T2"> </text:span></text:p>
        </text:list-item>
        <text:list-item>
          <text:p text:style-name="P10"><text:span text:style-name="Strong_20_Emphasis"><text:span text:style-name="T2">IoT Data Analyst</text:span></text:span><text:span text:style-name="T2"> </text:span></text:p>
        </text:list-item>
        <text:list-item>
          <text:p text:style-name="P10"><text:span text:style-name="Strong_20_Emphasis"><text:span text:style-name="T2">IoT Product Manager</text:span></text:span><text:span text:style-name="T2"> </text:span></text:p>
        </text:list-item>
        <text:list-item>
          <text:p text:style-name="P11"><text:span text:style-name="Strong_20_Emphasis"><text:span text:style-name="T2">IoT Consultant</text:span></text:span><text:span text:style-name="T2"> </text:span></text:p>
        </text:list-item>
      </text:list>
      <text:p text:style-name="P1">As IoT keeps expanding, the demand for skilled IoT professionals will keep growing too.</text:p>
      <text:h text:style-name="Heading_20_5" text:outline-level="5"><text:span text:style-name="Strong_20_Emphasis"><text:span text:style-name="T2">Essential Technologies and Tools for IoT Development</text:span></text:span></text:h>
      <text:h text:style-name="Heading_20_6" text:outline-level="6"><text:span text:style-name="Strong_20_Emphasis"><text:span text:style-name="T2">1. IoT Protocols</text:span></text:span></text:h>
      <text:p text:style-name="P1">These are the rules that IoT devices follow to communicate with each other:</text:p>
      <text:list text:style-name="L6">
        <text:list-item>
          <text:p text:style-name="P12"><text:span text:style-name="Strong_20_Emphasis"><text:span text:style-name="T2">MQTT (Message Queuing Telemetry Transport):</text:span></text:span><text:span text:style-name="T2"> A lightweight protocol perfect for low-power devices and small networks, making it highly efficient for IoT use. </text:span></text:p>
        </text:list-item>
        <text:list-item>
          <text:p text:style-name="P12"><text:span text:style-name="Strong_20_Emphasis"><text:span text:style-name="T2">HTTP (Hypertext Transfer Protocol):</text:span></text:span><text:span text:style-name="T2"> Commonly used on the internet, HTTP works for web-based IoT applications, though it’s not as efficient as MQTT. </text:span></text:p>
        </text:list-item>
        <text:list-item>
          <text:p text:style-name="P13"><text:span text:style-name="Strong_20_Emphasis"><text:span text:style-name="T2">CoAP (Constrained Application Protocol):</text:span></text:span><text:span text:style-name="T2"> Designed for devices with limited resources, CoAP works well for IoT applications with low power and memory. </text:span></text:p>
        </text:list-item>
      </text:list>
      <text:h text:style-name="Heading_20_6" text:outline-level="6"><text:span text:style-name="Strong_20_Emphasis"><text:span text:style-name="T2">2. Cloud Platforms</text:span></text:span></text:h>
      <text:p text:style-name="P1">These platforms help store, process, and analyze data collected from IoT devices:</text:p>
      <text:list text:style-name="L7">
        <text:list-item>
          <text:p text:style-name="P14"><text:span text:style-name="Strong_20_Emphasis"><text:span text:style-name="T2">AWS IoT:</text:span></text:span><text:span text:style-name="T2"> Amazon’s platform offers services for managing devices, processing data, and performing analytics. </text:span></text:p>
        </text:list-item>
        <text:list-item>
          <text:p text:style-name="P14"><text:span text:style-name="Strong_20_Emphasis"><text:span text:style-name="T2">Azure IoT:</text:span></text:span><text:span text:style-name="T2"> Microsoft’s platform provides tools for handling devices and analyzing data. </text:span></text:p>
        </text:list-item>
        <text:list-item>
          <text:p text:style-name="P15"><text:span text:style-name="Strong_20_Emphasis"><text:span text:style-name="T2">Google Cloud IoT:</text:span></text:span><text:span text:style-name="T2"> Google’s platform supports secure, scalable solutions for device management and data handling. </text:span></text:p>
        </text:list-item>
      </text:list>
      <text:h text:style-name="Heading_20_6" text:outline-level="6"><text:span text:style-name="Strong_20_Emphasis"><text:span text:style-name="T2">3. Programming Languages</text:span></text:span></text:h>
      <text:p text:style-name="P1">Choosing the right language depends on your IoT project needs:</text:p>
      <text:list text:style-name="L8">
        <text:list-item>
          <text:p text:style-name="P16"><text:span text:style-name="Strong_20_Emphasis"><text:span text:style-name="T2">C and C++:</text:span></text:span><text:span text:style-name="T2"> Used in embedded systems for efficiency and control over hardware. </text:span></text:p>
        </text:list-item>
        <text:list-item>
          <text:p text:style-name="P16"><text:span text:style-name="Strong_20_Emphasis"><text:span text:style-name="T2">Python:</text:span></text:span><text:span text:style-name="T2"> A popular choice for fast prototyping and data analysis. </text:span></text:p>
        </text:list-item>
        <text:list-item>
          <text:p text:style-name="P17"><text:soft-page-break/><text:span text:style-name="Strong_20_Emphasis"><text:span text:style-name="T2">Java:</text:span></text:span><text:span text:style-name="T2"> A flexible language used for both server-side and embedded IoT applications. </text:span></text:p>
        </text:list-item>
      </text:list>
      <text:h text:style-name="Heading_20_6" text:outline-level="6"><text:span text:style-name="Strong_20_Emphasis"><text:span text:style-name="T2">4. Development Boards and Microcontrollers</text:span></text:span></text:h>
      <text:p text:style-name="P1">These boards provide a base for building and testing IoT projects:</text:p>
      <text:list text:style-name="L9">
        <text:list-item>
          <text:p text:style-name="P18"><text:span text:style-name="Strong_20_Emphasis"><text:span text:style-name="T2">Raspberry Pi:</text:span></text:span><text:span text:style-name="T2"> A single-board computer, great for creating various IoT projects. </text:span></text:p>
        </text:list-item>
        <text:list-item>
          <text:p text:style-name="P19"><text:span text:style-name="Strong_20_Emphasis"><text:span text:style-name="T2">Arduino:</text:span></text:span><text:span text:style-name="T2"> A microcontroller widely used for building and testing IoT devices. </text:span></text:p>
        </text:list-item>
      </text:list>
      <text:h text:style-name="Heading_20_6" text:outline-level="6"><text:span text:style-name="Strong_20_Emphasis"><text:span text:style-name="T2">5. IoT Development Frameworks</text:span></text:span></text:h>
      <text:p text:style-name="P1">These tools help speed up IoT development with ready-to-use components:</text:p>
      <text:list text:style-name="L10">
        <text:list-item>
          <text:p text:style-name="P20"><text:span text:style-name="Strong_20_Emphasis"><text:span text:style-name="T2">Node-RED:</text:span></text:span><text:span text:style-name="T2"> A tool with a visual interface for quickly building IoT applications. </text:span></text:p>
        </text:list-item>
        <text:list-item>
          <text:p text:style-name="P21"><text:span text:style-name="Strong_20_Emphasis"><text:span text:style-name="T2">Eclipse IoT:</text:span></text:span><text:span text:style-name="T2"> A collection of open-source tools and projects for IoT development. </text:span></text:p>
        </text:list-item>
      </text:list>
      <text:h text:style-name="Heading_20_6" text:outline-level="6"><text:span text:style-name="Strong_20_Emphasis"><text:span text:style-name="T2">Overview of Benefits</text:span></text:span></text:h>
      <text:list text:style-name="L11">
        <text:list-item>
          <text:p text:style-name="P22"><text:span text:style-name="Strong_20_Emphasis"><text:span text:style-name="T2">IoT Protocols:</text:span></text:span><text:span text:style-name="T2"> Select a protocol based on your app’s needs, like data size, speed, and security. </text:span></text:p>
        </text:list-item>
        <text:list-item>
          <text:p text:style-name="P22"><text:span text:style-name="Strong_20_Emphasis"><text:span text:style-name="T2">Cloud Platforms:</text:span></text:span><text:span text:style-name="T2"> Use cloud services for reliable, scalable IoT solutions. </text:span></text:p>
        </text:list-item>
        <text:list-item>
          <text:p text:style-name="P22"><text:span text:style-name="Strong_20_Emphasis"><text:span text:style-name="T2">Programming Languages:</text:span></text:span><text:span text:style-name="T2"> Choose a language that suits your project; Python is great for prototyping, while C/C++ works well for performance-heavy tasks. </text:span></text:p>
        </text:list-item>
        <text:list-item>
          <text:p text:style-name="P22"><text:span text:style-name="Strong_20_Emphasis"><text:span text:style-name="T2">Development Boards:</text:span></text:span><text:span text:style-name="T2"> These boards allow hands-on testing and development of IoT devices. </text:span></text:p>
        </text:list-item>
        <text:list-item>
          <text:p text:style-name="P23"><text:span text:style-name="Strong_20_Emphasis"><text:span text:style-name="T2">IoT Frameworks:</text:span></text:span><text:span text:style-name="T2"> Frameworks make IoT development faster with pre-built components for common tasks. </text:span></text:p>
        </text:list-item>
      </text:list>
      <text:h text:style-name="Heading_20_5" text:outline-level="5"><text:span text:style-name="Strong_20_Emphasis"><text:span text:style-name="T2">IoT Development Process</text:span></text:span></text:h>
      <text:p text:style-name="P1">Creating an IoT system involves several key steps, from planning and designing to deploying and securing it. Here’s a simplified breakdown:</text:p>
      <text:h text:style-name="Heading_20_6" text:outline-level="6"><text:span text:style-name="Strong_20_Emphasis"><text:span text:style-name="T2">1. Requirements Gathering and Analysis</text:span></text:span></text:h>
      <text:list text:style-name="L12">
        <text:list-item>
          <text:p text:style-name="P24"><text:span text:style-name="Strong_20_Emphasis"><text:span text:style-name="T2">Define the Goals:</text:span></text:span><text:span text:style-name="T2"> Understand the main objectives and outcomes the IoT project should achieve. </text:span></text:p>
        </text:list-item>
        <text:list-item>
          <text:p text:style-name="P24"><text:span text:style-name="Strong_20_Emphasis"><text:span text:style-name="T2">Identify Use Cases:</text:span></text:span><text:span text:style-name="T2"> Outline specific situations where IoT can add value. </text:span></text:p>
        </text:list-item>
        <text:list-item>
          <text:p text:style-name="P25"><text:span text:style-name="Strong_20_Emphasis"><text:span text:style-name="T2">Set Requirements:</text:span></text:span><text:span text:style-name="T2"> Specify what the system needs to do, along with performance standards and limitations. </text:span></text:p>
        </text:list-item>
      </text:list>
      <text:h text:style-name="Heading_20_6" text:outline-level="6"><text:span text:style-name="Strong_20_Emphasis"><text:span text:style-name="T2">Challenges:</text:span></text:span></text:h>
      <text:list text:style-name="L13">
        <text:list-item>
          <text:p text:style-name="P26">Vague or unclear requirements can lead to confusion, so communicate openly with all stakeholders. </text:p>
        </text:list-item>
        <text:list-item>
          <text:p text:style-name="P27">Unrealistic expectations may arise, so set practical goals based on available resources. </text:p>
        </text:list-item>
      </text:list>
      <text:h text:style-name="Heading_20_6" text:outline-level="6"><text:span text:style-name="Strong_20_Emphasis"><text:span text:style-name="T2">Best Practices:</text:span></text:span></text:h>
      <text:list text:style-name="L14">
        <text:list-item>
          <text:p text:style-name="P28">Collaborate with experts to fully understand the needs. </text:p>
        </text:list-item>
        <text:list-item>
          <text:p text:style-name="P28">Use simple “user stories” to describe features from the end-user’s point of view. </text:p>
        </text:list-item>
        <text:list-item>
          <text:p text:style-name="P29">Document all requirements clearly for future reference. </text:p>
        </text:list-item>
      </text:list>
      <text:h text:style-name="Heading_20_6" text:outline-level="6"><text:soft-page-break/><text:span text:style-name="Strong_20_Emphasis"><text:span text:style-name="T2">2. Design and Prototyping</text:span></text:span></text:h>
      <text:list text:style-name="L15">
        <text:list-item>
          <text:p text:style-name="P30"><text:span text:style-name="Strong_20_Emphasis"><text:span text:style-name="T2">System Architecture:</text:span></text:span><text:span text:style-name="T2"> Plan the components, how they interact, and how data flows within the system. </text:span></text:p>
        </text:list-item>
        <text:list-item>
          <text:p text:style-name="P30"><text:span text:style-name="Strong_20_Emphasis"><text:span text:style-name="T2">Choose Hardware and Software:</text:span></text:span><text:span text:style-name="T2"> Select appropriate devices, sensors, and programming languages. </text:span></text:p>
        </text:list-item>
        <text:list-item>
          <text:p text:style-name="P31"><text:span text:style-name="Strong_20_Emphasis"><text:span text:style-name="T2">Build a Prototype:</text:span></text:span><text:span text:style-name="T2"> Create a model to test the functionality and feasibility of the design. </text:span></text:p>
        </text:list-item>
      </text:list>
      <text:h text:style-name="Heading_20_6" text:outline-level="6"><text:span text:style-name="Strong_20_Emphasis"><text:span text:style-name="T2">Challenges:</text:span></text:span></text:h>
      <text:list text:style-name="L16">
        <text:list-item>
          <text:p text:style-name="P32">Ensuring compatibility between different components. </text:p>
        </text:list-item>
        <text:list-item>
          <text:p text:style-name="P33">Managing costs while achieving desired functionality. </text:p>
        </text:list-item>
      </text:list>
      <text:h text:style-name="Heading_20_6" text:outline-level="6"><text:span text:style-name="Strong_20_Emphasis"><text:span text:style-name="T2">Best Practices:</text:span></text:span></text:h>
      <text:list text:style-name="L17">
        <text:list-item>
          <text:p text:style-name="P34">Continuously refine the design based on testing feedback. </text:p>
        </text:list-item>
        <text:list-item>
          <text:p text:style-name="P34">Use prototyping tools like Arduino or Raspberry Pi to speed up development. </text:p>
        </text:list-item>
        <text:list-item>
          <text:p text:style-name="P35">Get feedback from users and experts to make improvements. </text:p>
        </text:list-item>
      </text:list>
      <text:h text:style-name="Heading_20_6" text:outline-level="6"><text:span text:style-name="Strong_20_Emphasis"><text:span text:style-name="T2">3. Hardware and Software Development</text:span></text:span></text:h>
      <text:list text:style-name="L18">
        <text:list-item>
          <text:p text:style-name="P36"><text:span text:style-name="Strong_20_Emphasis"><text:span text:style-name="T2">Develop Hardware:</text:span></text:span><text:span text:style-name="T2"> Design or purchase the necessary devices and sensors. </text:span></text:p>
        </text:list-item>
        <text:list-item>
          <text:p text:style-name="P36"><text:span text:style-name="Strong_20_Emphasis"><text:span text:style-name="T2">Write Software:</text:span></text:span><text:span text:style-name="T2"> Code the device firmware, cloud-based services, and user interfaces. </text:span></text:p>
        </text:list-item>
        <text:list-item>
          <text:p text:style-name="P37"><text:span text:style-name="Strong_20_Emphasis"><text:span text:style-name="T2">Integrate Components:</text:span></text:span><text:span text:style-name="T2"> Connect hardware and software into a single working system. </text:span></text:p>
        </text:list-item>
      </text:list>
      <text:h text:style-name="Heading_20_6" text:outline-level="6"><text:span text:style-name="Strong_20_Emphasis"><text:span text:style-name="T2">Challenges:</text:span></text:span></text:h>
      <text:list text:style-name="L19">
        <text:list-item>
          <text:p text:style-name="P38">Compatibility between hardware components. </text:p>
        </text:list-item>
        <text:list-item>
          <text:p text:style-name="P39">Managing the complexity of software for smooth IoT operation. </text:p>
        </text:list-item>
      </text:list>
      <text:h text:style-name="Heading_20_6" text:outline-level="6"><text:span text:style-name="Strong_20_Emphasis"><text:span text:style-name="T2">Best Practices:</text:span></text:span></text:h>
      <text:list text:style-name="L20">
        <text:list-item>
          <text:p text:style-name="P40">Follow coding standards to make the code easy to maintain. </text:p>
        </text:list-item>
        <text:list-item>
          <text:p text:style-name="P40">Test thoroughly to find and fix issues early. </text:p>
        </text:list-item>
        <text:list-item>
          <text:p text:style-name="P41">Build with future scaling in mind to handle growth or updates. </text:p>
        </text:list-item>
      </text:list>
      <text:h text:style-name="Heading_20_6" text:outline-level="6"><text:span text:style-name="Strong_20_Emphasis"><text:span text:style-name="T2">4. Testing and Debugging</text:span></text:span></text:h>
      <text:list text:style-name="L21">
        <text:list-item>
          <text:p text:style-name="P42"><text:span text:style-name="Strong_20_Emphasis"><text:span text:style-name="T2">Identify and Fix Issues:</text:span></text:span><text:span text:style-name="T2"> Conduct thorough testing to catch and fix errors. </text:span></text:p>
        </text:list-item>
        <text:list-item>
          <text:p text:style-name="P42"><text:span text:style-name="Strong_20_Emphasis"><text:span text:style-name="T2">Validate Performance:</text:span></text:span><text:span text:style-name="T2"> Check that the system meets requirements and performs efficiently. </text:span></text:p>
        </text:list-item>
        <text:list-item>
          <text:p text:style-name="P43"><text:span text:style-name="Strong_20_Emphasis"><text:span text:style-name="T2">Optimize Efficiency:</text:span></text:span><text:span text:style-name="T2"> Fix any bottlenecks to improve overall system performance. </text:span></text:p>
        </text:list-item>
      </text:list>
      <text:h text:style-name="Heading_20_6" text:outline-level="6"><text:span text:style-name="Strong_20_Emphasis"><text:span text:style-name="T2">Challenges:</text:span></text:span></text:h>
      <text:list text:style-name="L22">
        <text:list-item>
          <text:p text:style-name="P44">Testing in real-world conditions can be complex. </text:p>
        </text:list-item>
        <text:list-item>
          <text:p text:style-name="P45">Debugging across hardware, software, and networks is often tricky. </text:p>
        </text:list-item>
      </text:list>
      <text:h text:style-name="Heading_20_6" text:outline-level="6"><text:span text:style-name="Strong_20_Emphasis"><text:span text:style-name="T2">Best Practices:</text:span></text:span></text:h>
      <text:list text:style-name="L23">
        <text:list-item>
          <text:p text:style-name="P46">Use automated testing tools to speed up the process. </text:p>
        </text:list-item>
        <text:list-item>
          <text:p text:style-name="P46">Test in real-world settings to identify potential issues. </text:p>
        </text:list-item>
        <text:list-item>
          <text:p text:style-name="P47">Implement CI/CD (Continuous Integration and Delivery) for smoother testing and deployment. </text:p>
        </text:list-item>
      </text:list>
      <text:h text:style-name="Heading_20_6" text:outline-level="6"><text:soft-page-break/><text:span text:style-name="Strong_20_Emphasis"><text:span text:style-name="T2">5. Deployment and Maintenance</text:span></text:span></text:h>
      <text:list text:style-name="L24">
        <text:list-item>
          <text:p text:style-name="P48"><text:span text:style-name="Strong_20_Emphasis"><text:span text:style-name="T2">Deploy the System:</text:span></text:span><text:span text:style-name="T2"> Install and configure devices, software, and networks. </text:span></text:p>
        </text:list-item>
        <text:list-item>
          <text:p text:style-name="P48"><text:span text:style-name="Strong_20_Emphasis"><text:span text:style-name="T2">Monitor System Performance:</text:span></text:span><text:span text:style-name="T2"> Track system metrics to quickly spot issues. </text:span></text:p>
        </text:list-item>
        <text:list-item>
          <text:p text:style-name="P49"><text:span text:style-name="Strong_20_Emphasis"><text:span text:style-name="T2">Provide Ongoing Maintenance:</text:span></text:span><text:span text:style-name="T2"> Update software, fix security problems, and assist users as needed. </text:span></text:p>
        </text:list-item>
      </text:list>
      <text:h text:style-name="Heading_20_6" text:outline-level="6"><text:span text:style-name="Strong_20_Emphasis"><text:span text:style-name="T2">Challenges:</text:span></text:span></text:h>
      <text:list text:style-name="L25">
        <text:list-item>
          <text:p text:style-name="P50">Ensuring the system can handle more data and users over time. </text:p>
        </text:list-item>
        <text:list-item>
          <text:p text:style-name="P51">Protecting against cybersecurity threats. </text:p>
        </text:list-item>
      </text:list>
      <text:h text:style-name="Heading_20_6" text:outline-level="6"><text:span text:style-name="Strong_20_Emphasis"><text:span text:style-name="T2">Best Practices:</text:span></text:span></text:h>
      <text:list text:style-name="L26">
        <text:list-item>
          <text:p text:style-name="P52">Have a maintenance plan for regular updates and support. </text:p>
        </text:list-item>
        <text:list-item>
          <text:p text:style-name="P52">Monitor security risks and apply updates as needed. </text:p>
        </text:list-item>
        <text:list-item>
          <text:p text:style-name="P53">Provide training and support for users to enhance their experience. </text:p>
        </text:list-item>
      </text:list>
      <text:h text:style-name="Heading_20_5" text:outline-level="5"><text:span text:style-name="Strong_20_Emphasis"><text:span text:style-name="T2">IoT Security</text:span></text:span></text:h>
      <text:p text:style-name="Text_20_body"><text:span text:style-name="Strong_20_Emphasis"><text:span text:style-name="T2">Importance of Security:</text:span></text:span><text:span text:style-name="T2"> IoT devices are often targeted by cyberattacks, leading to data breaches and disruptions.</text:span></text:p>
      <text:h text:style-name="Heading_20_6" text:outline-level="6"><text:span text:style-name="Strong_20_Emphasis"><text:span text:style-name="T2">Potential Risks:</text:span></text:span></text:h>
      <text:list text:style-name="L27">
        <text:list-item>
          <text:p text:style-name="P54">Unauthorized access allows hackers to take control of devices. </text:p>
        </text:list-item>
        <text:list-item>
          <text:p text:style-name="P54">Data breaches can expose sensitive information. </text:p>
        </text:list-item>
        <text:list-item>
          <text:p text:style-name="P55">DoS (Denial of Service) attacks can disrupt IoT systems. </text:p>
        </text:list-item>
      </text:list>
      <text:h text:style-name="Heading_20_6" text:outline-level="6"><text:span text:style-name="Strong_20_Emphasis"><text:span text:style-name="T2">Common Vulnerabilities:</text:span></text:span></text:h>
      <text:list text:style-name="L28">
        <text:list-item>
          <text:p text:style-name="P56">Weak passwords make devices easy to access. </text:p>
        </text:list-item>
        <text:list-item>
          <text:p text:style-name="P56">Unsecure communication protocols can expose data. </text:p>
        </text:list-item>
        <text:list-item>
          <text:p text:style-name="P57">Lack of software updates leaves known security gaps. </text:p>
        </text:list-item>
      </text:list>
      <text:h text:style-name="Heading_20_6" text:outline-level="6"><text:span text:style-name="Strong_20_Emphasis"><text:span text:style-name="T2">Best Practices:</text:span></text:span></text:h>
      <text:list text:style-name="L29">
        <text:list-item>
          <text:p text:style-name="P58">Use strong, unique passwords for all devices. </text:p>
        </text:list-item>
        <text:list-item>
          <text:p text:style-name="P58">Enable encryption to secure data transmission. </text:p>
        </text:list-item>
        <text:list-item>
          <text:p text:style-name="P58">Keep software up-to-date with regular patches. </text:p>
        </text:list-item>
        <text:list-item>
          <text:p text:style-name="P58">Set access controls to limit who can access devices. </text:p>
        </text:list-item>
        <text:list-item>
          <text:p text:style-name="P59">Monitor activity to catch any suspicious behavior early. </text:p>
        </text:list-item>
      </text:list>
      <text:h text:style-name="Heading_20_6" text:outline-level="6"><text:span text:style-name="Strong_20_Emphasis"><text:span text:style-name="T2">Security Standards and Frameworks:</text:span></text:span></text:h>
      <text:list text:style-name="L30">
        <text:list-item>
          <text:p text:style-name="P60"><text:span text:style-name="Strong_20_Emphasis"><text:span text:style-name="T2">NIST Cybersecurity Framework:</text:span></text:span><text:span text:style-name="T2"> Guidelines to help manage cybersecurity risks. </text:span></text:p>
        </text:list-item>
        <text:list-item>
          <text:p text:style-name="P60"><text:span text:style-name="Strong_20_Emphasis"><text:span text:style-name="T2">ISO/IEC 27001:</text:span></text:span><text:span text:style-name="T2"> A standard for managing information security. </text:span></text:p>
        </text:list-item>
        <text:list-item>
          <text:p text:style-name="P61"><text:span text:style-name="Strong_20_Emphasis"><text:span text:style-name="T2">IEC 62443:</text:span></text:span><text:span text:style-name="T2"> A standard designed for industrial systems, including IoT. </text:span></text:p>
        </text:list-item>
      </text:list>
      <text:p text:style-name="P1">Following these practices and standards can help protect your IoT system and the data it handles, reducing the risk of security breaches.</text:p>
      <text:h text:style-name="Heading_20_5" text:outline-level="5"><text:soft-page-break/><text:span text:style-name="Strong_20_Emphasis"><text:span text:style-name="T2">IoT Data Analytics</text:span></text:span></text:h>
      <text:p text:style-name="P1">Data analytics is important for IoT because IoT devices collect a lot of data that can give us valuable insights into how things work, user habits, and system performance. By analyzing this data, businesses can make smarter decisions.</text:p>
      <text:h text:style-name="Heading_20_6" text:outline-level="6"><text:span text:style-name="Strong_20_Emphasis"><text:span text:style-name="T2">The Role of Data Analytics in IoT Applications</text:span></text:span></text:h>
      <text:p text:style-name="P1">Data analytics helps turn raw data from IoT devices into useful information. Here are some key uses:</text:p>
      <text:list text:style-name="L31">
        <text:list-item>
          <text:p text:style-name="P62"><text:span text:style-name="Strong_20_Emphasis"><text:span text:style-name="T2">Predictive Maintenance:</text:span></text:span><text:span text:style-name="T2"> Analyzing sensor data to predict when equipment might fail, helping to avoid downtime. </text:span></text:p>
        </text:list-item>
        <text:list-item>
          <text:p text:style-name="P62"><text:span text:style-name="Strong_20_Emphasis"><text:span text:style-name="T2">Optimization:</text:span></text:span><text:span text:style-name="T2"> Finding and fixing inefficiencies to improve performance. </text:span></text:p>
        </text:list-item>
        <text:list-item>
          <text:p text:style-name="P62"><text:span text:style-name="Strong_20_Emphasis"><text:span text:style-name="T2">Anomaly Detection:</text:span></text:span><text:span text:style-name="T2"> Spotting unusual patterns or behavior that might indicate a problem. </text:span></text:p>
        </text:list-item>
        <text:list-item>
          <text:p text:style-name="P63"><text:span text:style-name="Strong_20_Emphasis"><text:span text:style-name="T2">Customer Insights:</text:span></text:span><text:span text:style-name="T2"> Learning about customer preferences to improve products and services. </text:span></text:p>
        </text:list-item>
      </text:list>
      <text:h text:style-name="Heading_20_6" text:outline-level="6"><text:span text:style-name="Strong_20_Emphasis"><text:span text:style-name="T2">Data Collection, Storage, Processing, and Visualization</text:span></text:span></text:h>
      <text:p text:style-name="P1">The data from IoT goes through several steps to become useful insights:</text:p>
      <text:list text:style-name="L32">
        <text:list-item>
          <text:p text:style-name="P64"><text:span text:style-name="Strong_20_Emphasis"><text:span text:style-name="T2">Data Collection:</text:span></text:span><text:span text:style-name="T2"> IoT devices gather data from sensors and other sources. </text:span></text:p>
        </text:list-item>
        <text:list-item>
          <text:p text:style-name="P64"><text:span text:style-name="Strong_20_Emphasis"><text:span text:style-name="T2">Data Storage:</text:span></text:span><text:span text:style-name="T2"> Data is saved in databases or cloud storage. </text:span></text:p>
        </text:list-item>
        <text:list-item>
          <text:p text:style-name="P64"><text:span text:style-name="Strong_20_Emphasis"><text:span text:style-name="T2">Data Processing:</text:span></text:span><text:span text:style-name="T2"> This includes cleaning, transforming, and analyzing the data to make sense of it. </text:span></text:p>
        </text:list-item>
        <text:list-item>
          <text:p text:style-name="P65"><text:span text:style-name="Strong_20_Emphasis"><text:span text:style-name="T2">Data Visualization:</text:span></text:span><text:span text:style-name="T2"> Presenting the data with charts or graphs to make it easy to understand. </text:span></text:p>
        </text:list-item>
      </text:list>
      <text:h text:style-name="Heading_20_6" text:outline-level="6"><text:span text:style-name="Strong_20_Emphasis"><text:span text:style-name="T2">Data Analytics Tools and Platforms</text:span></text:span></text:h>
      <text:p text:style-name="P1">Several tools can help with IoT data analytics:</text:p>
      <text:list text:style-name="L33">
        <text:list-item>
          <text:p text:style-name="P66"><text:span text:style-name="Strong_20_Emphasis"><text:span text:style-name="T2">Apache Hadoop:</text:span></text:span><text:span text:style-name="T2"> A system for processing large amounts of data. </text:span></text:p>
        </text:list-item>
        <text:list-item>
          <text:p text:style-name="P66"><text:span text:style-name="Strong_20_Emphasis"><text:span text:style-name="T2">TensorFlow:</text:span></text:span><text:span text:style-name="T2"> An open-source tool for machine learning. </text:span></text:p>
        </text:list-item>
        <text:list-item>
          <text:p text:style-name="P66"><text:span text:style-name="Strong_20_Emphasis"><text:span text:style-name="T2">Spark:</text:span></text:span><text:span text:style-name="T2"> A fast system for general data processing. </text:span></text:p>
        </text:list-item>
        <text:list-item>
          <text:p text:style-name="P66"><text:span text:style-name="Strong_20_Emphasis"><text:span text:style-name="T2">Python:</text:span></text:span><text:span text:style-name="T2"> A programming language with many libraries for data analysis. </text:span></text:p>
        </text:list-item>
        <text:list-item>
          <text:p text:style-name="P67"><text:span text:style-name="Strong_20_Emphasis"><text:span text:style-name="T2">NoSQL Databases:</text:span></text:span><text:span text:style-name="T2"> Special databases like MongoDB for handling different types of data. </text:span></text:p>
        </text:list-item>
      </text:list>
      <text:h text:style-name="Heading_20_5" text:outline-level="5"><text:span text:style-name="Strong_20_Emphasis"><text:span text:style-name="T2">IoT Career Paths and Opportunities</text:span></text:span></text:h>
      <text:p text:style-name="P1">The IoT field offers many career options for people with various skills, such as:</text:p>
      <text:list text:style-name="L34">
        <text:list-item>
          <text:p text:style-name="P68"><text:span text:style-name="Strong_20_Emphasis"><text:span text:style-name="T2">IoT Developer:</text:span></text:span><text:span text:style-name="T2"> Creates IoT applications and software. </text:span></text:p>
        </text:list-item>
        <text:list-item>
          <text:p text:style-name="P68"><text:span text:style-name="Strong_20_Emphasis"><text:span text:style-name="T2">IoT Architect:</text:span></text:span><text:span text:style-name="T2"> Designs IoT systems and solutions. </text:span></text:p>
        </text:list-item>
        <text:list-item>
          <text:p text:style-name="P68"><text:span text:style-name="Strong_20_Emphasis"><text:span text:style-name="T2">IoT Security Specialist:</text:span></text:span><text:span text:style-name="T2"> Protects IoT devices and data from threats. </text:span></text:p>
        </text:list-item>
        <text:list-item>
          <text:p text:style-name="P68"><text:span text:style-name="Strong_20_Emphasis"><text:span text:style-name="T2">IoT Data Analyst:</text:span></text:span><text:span text:style-name="T2"> Looks at IoT data to find insights and help with decisions. </text:span></text:p>
        </text:list-item>
        <text:list-item>
          <text:p text:style-name="P69"><text:span text:style-name="Strong_20_Emphasis"><text:span text:style-name="T2">IoT Product Manager:</text:span></text:span><text:span text:style-name="T2"> Manages the development of IoT products. </text:span></text:p>
        </text:list-item>
      </text:list>
      <text:h text:style-name="Heading_20_5" text:outline-level="5"><text:span text:style-name="Strong_20_Emphasis"><text:span text:style-name="T2">Skills and Qualifications</text:span></text:span></text:h>
      <text:p text:style-name="P1">To succeed in an IoT career, you usually need:</text:p>
      <text:list text:style-name="L35">
        <text:list-item>
          <text:p text:style-name="P70">Programming skills (like C, C++, Python, or Java) </text:p>
        </text:list-item>
        <text:list-item>
          <text:p text:style-name="P70">Knowledge of IoT technologies </text:p>
        </text:list-item>
        <text:list-item>
          <text:p text:style-name="P70"><text:soft-page-break/>Understanding of cloud services and data analysis </text:p>
        </text:list-item>
        <text:list-item>
          <text:p text:style-name="P70">Good problem-solving skills </text:p>
        </text:list-item>
        <text:list-item>
          <text:p text:style-name="P70">Ability to work well with others </text:p>
        </text:list-item>
        <text:list-item>
          <text:p text:style-name="P71">Interest in technology and innovation </text:p>
        </text:list-item>
      </text:list>
      <text:h text:style-name="Heading_20_5" text:outline-level="5"><text:span text:style-name="Strong_20_Emphasis"><text:span text:style-name="T2">Conclusion</text:span></text:span></text:h>
      <text:p text:style-name="P1">The IoT field is growing quickly and offers many opportunities. By learning the right skills, you can start a rewarding career in IoT development. Keeping up with new technologies and trends is important to stay competitive.</text:p>
      <text:p text:style-name="Text_20_body"><text:span text:style-name="T2">If you want to begin your journey in IoT, </text:span><text:a xlink:type="simple" xlink:href="http://www.codei5.com/" text:style-name="Internet_20_link" text:visited-style-name="Visited_20_Internet_20_Link"><text:span text:style-name="Strong_20_Emphasis"><text:span text:style-name="T2">Codei5 Academy</text:span></text:span></text:a><text:span text:style-name="T2"> offers a great </text:span><text:a xlink:type="simple" xlink:href="https://codei5.com/courses/iot-course-in-coimbatore/" text:style-name="Internet_20_link" text:visited-style-name="Visited_20_Internet_20_Link"><text:span text:style-name="Strong_20_Emphasis"><text:span text:style-name="T2">IoT course</text:span></text:span></text:a><text:span text:style-name="T2"> that teaches the necessary skills and prepares you for exciting job opportunities in the IoT world.</text:span></text:p>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54:31.248388884</meta:creation-date>
    <dc:date>2026-04-16T06:55:17.856962096</dc:date>
    <meta:editing-duration>PT47S</meta:editing-duration>
    <meta:editing-cycles>1</meta:editing-cycles>
    <meta:document-statistic meta:table-count="0" meta:image-count="0" meta:object-count="0" meta:page-count="7" meta:paragraph-count="190" meta:word-count="1971" meta:character-count="12813" meta:non-whitespace-character-count="11035"/>
    <meta:generator>LibreOffice/25.8.6.2$Linux_X86_64 LibreOffice_project/580$Build-2</meta:generator>
  </office:meta>
</office:document-meta>
</file>